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Inline Span</text:h>
      <text:p text:style-name="Standard">The most common errors are repet<text:span text:style-name="_5b_DAISY_5d__20_Span">i</text:span>tions of letters <text:span text:style-name="_5b_DAISY_5d__20_Span">and</text:span> words.</text:p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Span" style:display-name="[DAISY] Spa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8:22:03</meta:creation-date>
    <dc:date>2009-06-25T10:44:30</dc:date>
    <dc:creator>Vincent Spiewak</dc:creator>
    <meta:editing-duration>PT00H00M38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3" meta:word-count="15" meta:character-count="87"/>
    <meta:user-defined meta:name="Info 1"/>
    <meta:user-defined meta:name="Info 2"/>
    <meta:user-defined meta:name="Info 3"/>
    <meta:user-defined meta:name="Info 4"/>
  </office:meta>
</office:document-meta>
</file>